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a6fb9" officeooo:paragraph-rsid="001a6fb9"/>
    </style:style>
    <style:style style:name="P2" style:family="paragraph" style:parent-style-name="Standard">
      <style:text-properties officeooo:paragraph-rsid="001a6fb9"/>
    </style:style>
    <style:style style:name="P3" style:family="paragraph" style:parent-style-name="Standard">
      <style:text-properties style:font-name="Liberation Serif" fo:font-size="12pt" officeooo:rsid="001a6fb9" officeooo:paragraph-rsid="001a6fb9" style:font-size-asian="12pt" style:font-size-complex="12pt"/>
    </style:style>
    <style:style style:name="P4" style:family="paragraph" style:parent-style-name="Standard" style:list-style-name="L2">
      <style:text-properties style:font-name="Liberation Serif" fo:font-size="12pt" officeooo:rsid="001a6fb9" officeooo:paragraph-rsid="001a6fb9" style:font-size-asian="12pt" style:font-size-complex="12pt"/>
    </style:style>
    <style:style style:name="P5" style:family="paragraph" style:parent-style-name="Default_20_1_7e_LT_7e_Gliederung_20_1">
      <style:paragraph-properties fo:margin-left="0cm" fo:margin-right="0cm" fo:margin-top="0.353cm" fo:margin-bottom="0.499cm" loext:contextual-spacing="false" fo:line-height="90%" fo:text-indent="0cm" style:auto-text-indent="false"/>
      <style:text-properties style:font-name="Liberation Serif" fo:font-size="11pt" style:font-size-asian="11pt" style:font-size-complex="11pt"/>
    </style:style>
    <style:style style:name="P6" style:family="paragraph" style:parent-style-name="Default_20_1_7e_LT_7e_Gliederung_20_1">
      <style:paragraph-properties fo:margin-left="0cm" fo:margin-right="0cm" fo:margin-top="0.353cm" fo:margin-bottom="0.499cm" loext:contextual-spacing="false" fo:line-height="90%" fo:text-indent="0cm" style:auto-text-indent="false"/>
      <style:text-properties style:font-name="Liberation Serif" fo:font-size="12pt" style:font-size-asian="12pt" style:font-size-complex="12pt"/>
    </style:style>
    <style:style style:name="P7" style:family="paragraph" style:parent-style-name="Default_20_1_7e_LT_7e_Gliederung_20_2">
      <style:paragraph-properties fo:margin-left="0cm" fo:margin-right="0cm" fo:margin-top="0.176cm" fo:margin-bottom="0.499cm" loext:contextual-spacing="false" fo:line-height="90%" fo:text-indent="0cm" style:auto-text-indent="false"/>
      <style:text-properties style:font-name="Liberation Serif" fo:font-size="12pt" style:font-size-asian="12pt" style:font-size-complex="12pt"/>
    </style:style>
    <style:style style:name="P8" style:family="paragraph" style:parent-style-name="Default_20_1_7e_LT_7e_Gliederung_20_2">
      <style:paragraph-properties fo:margin-left="1.251cm" fo:margin-right="0cm" fo:margin-top="0.176cm" fo:margin-bottom="0.499cm" loext:contextual-spacing="false" fo:line-height="90%" fo:text-indent="0cm" style:auto-text-indent="false"/>
      <style:text-properties style:font-name="Liberation Serif" fo:font-size="12pt" style:font-size-asian="12pt" style:font-size-complex="12pt"/>
    </style:style>
    <style:style style:name="P9" style:family="paragraph" style:parent-style-name="Default_20_1_7e_LT_7e_Gliederung_20_2">
      <style:paragraph-properties fo:margin-left="1.251cm" fo:margin-right="0cm" fo:text-indent="0cm" style:auto-text-indent="false"/>
      <style:text-properties style:font-name="Liberation Serif" fo:font-size="12pt" officeooo:rsid="001a6fb9" officeooo:paragraph-rsid="001a6fb9" style:font-size-asian="12pt" style:font-size-complex="12pt"/>
    </style:style>
    <style:style style:name="T1" style:family="text">
      <style:text-properties officeooo:rsid="001a6fb9"/>
    </style:style>
    <style:style style:name="T2" style:family="text">
      <style:text-properties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font-size-complex="11pt" style:text-emphasize="none"/>
    </style:style>
    <style:style style:name="T3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1a6fb9" style:letter-kerning="true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6" style:family="text">
      <style:text-properties fo:font-weight="normal" style:font-weight-asian="normal"/>
    </style:style>
    <style:style style:name="T7" style:family="text">
      <style:text-properties style:font-name="Liberation Serif" fo:font-size="11pt" officeooo:rsid="001a6fb9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text:span text:style-name="T1">Practical – 3 <text:s text:c="3"/>Create Ec2 and launch Ec2</text:span></text:p>
      <text:p text:style-name="Standard"/>
      <text:list xml:id="list6583702" text:style-name="L1">
        <text:list-item>
          <text:p text:style-name="P1">Steps for creating EC2 instance</text:p>
        </text:list-item>
      </text:list>
      <text:p text:style-name="P2"><text:span text:style-name="T1"><text:s text:c="8"/></text:span><text:span text:style-name="T7"><text:s/>C</text:span><text:span text:style-name="T2">lick the launch instance</text:span></text:p>
      <text:p text:style-name="P5"><text:span text:style-name="T4">1</text:span><text:span text:style-name="T3">S</text:span><text:span text:style-name="T5">elect system image</text:span></text:p>
      <text:p text:style-name="P6"><text:span text:style-name="T3"><text:s/></text:span><text:span text:style-name="T4">2</text:span><text:span text:style-name="T3">Specify the number of instance , availability zone <text:s/>and Instance type</text:span></text:p>
      <text:p text:style-name="P6"><text:span text:style-name="T3"><text:s/></text:span><text:span text:style-name="T4">3 </text:span><text:span text:style-name="T3">Configure instance detail</text:span></text:p>
      <text:p text:style-name="P8"><text:span text:style-name="T3">Select network, number of instances</text:span></text:p>
      <text:p text:style-name="P8"><text:span text:style-name="T3">Select subnet</text:span></text:p>
      <text:p text:style-name="P8"><text:span text:style-name="T3">Under advanced setting , add user data to which runs on mount of instance</text:span></text:p>
      <text:p text:style-name="P6"><text:span text:style-name="T4">4 </text:span><text:span text:style-name="T3">Add storage detail </text:span></text:p>
      <text:p text:style-name="P7"><text:span text:style-name="T4"><text:s text:c="6"/></text:span><text:span text:style-name="T3">Select hard-disk size</text:span></text:p>
      <text:p text:style-name="P6"><text:span text:style-name="T4">5 </text:span><text:span text:style-name="T3">Name the instance</text:span></text:p>
      <text:p text:style-name="P6"><text:span text:style-name="T4">6 <text:s/></text:span><text:span text:style-name="T3">Configure security group</text:span></text:p>
      <text:p text:style-name="P9"><text:span text:style-name="T3">Add the security protocol , type security, port range , source</text:span></text:p>
      <text:p text:style-name="P6"><text:span text:style-name="T3">7 <text:s/>Create key pair step . Generate key pair public/private that download from aws. If someone access to your secured server,supply them with <text:s/>private key they need to connect to server.</text:span></text:p>
      <text:p text:style-name="P6"><text:span text:style-name="T4">8 <text:s/></text:span><text:span text:style-name="T3">Gives review and launch instance.</text:span></text:p>
      <text:p text:style-name="P6"><text:span text:style-name="T4">9 <text:s text:c="2"/></text:span><text:span text:style-name="T3">After instance is running , need to connect to the instance. </text:span></text:p>
      <text:p text:style-name="P6"><text:span text:style-name="T4">10 </text:span><text:span text:style-name="T3">Use putty to connect with running instance</text:span></text:p>
      <text:p text:style-name="P6"><text:span text:style-name="T3">11 <text:s/>generate the private key</text:span></text:p>
      <text:p text:style-name="P6"><text:span text:style-name="T3">12 provide private key to for authorization when connect with <text:s/>putty</text:span></text:p>
      <text:p text:style-name="P6"><text:span text:style-name="T3">13 <text:s/>Provide username and password to connect with instance.</text:span></text:p>
      <text:p text:style-name="P3"/>
      <text:p text:style-name="P3"/>
      <text:p text:style-name="P3"><text:soft-page-break/></text:p>
      <text:list xml:id="list2133882550" text:style-name="L2">
        <text:list-item>
          <text:p text:style-name="P4">For installing appache service on ec2</text:p>
        </text:list-item>
      </text:list>
      <text:p text:style-name="P3"/>
      <text:p text:style-name="P3">Step <text:s/>1. <text:s/>for Linux machine image</text:p>
      <text:p text:style-name="P3"><text:s/>$ <text:s/>sudo yum update</text:p>
      <text:p text:style-name="P3">$ <text:s/>sudo yum install httpd</text:p>
      <text:p text:style-name="P3">$ <text:s/>sudo service httpd start</text:p>
      <text:p text:style-name="P3"/>
      <text:p text:style-name="P3">For Ubuntu machine image</text:p>
      <text:p text:style-name="P3"/>
      <text:p text:style-name="P3">$ sudo apt-get update</text:p>
      <text:p text:style-name="P3">$ sudo apt install apache2</text:p>
      <text:p text:style-name="P3"/>
      <text:p text:style-name="P3">Step 2 : open the browser and copy public DNS of ec2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ffffff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ffffff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turqu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turqu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turqu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ffffff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1" style:display-name="Default 1~LT~Gliederung 1" style:family="paragraph" style:default-outline-level="">
      <style:paragraph-properties fo:margin-top="0cm" fo:margin-bottom="0.499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cm" fo:margin-bottom="0.4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cm" fo:margin-bottom="0.3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cm" fo:margin-bottom="0.199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cm" fo:margin-bottom="0.101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cm" fo:margin-bottom="0.101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cm" fo:margin-bottom="0.101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cm" fo:margin-bottom="0.101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cm" fo:margin-bottom="0.101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ffffff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1T14:12:00.053000000</meta:creation-date>
    <dc:date>2020-01-01T14:24:43.277000000</dc:date>
    <meta:editing-duration>PT2S</meta:editing-duration>
    <meta:editing-cycles>1</meta:editing-cycles>
    <meta:generator>LibreOffice/6.1.2.1$Windows_X86_64 LibreOffice_project/65905a128db06ba48db947242809d14d3f9a93fe</meta:generator>
    <meta:document-statistic meta:table-count="0" meta:image-count="0" meta:object-count="0" meta:page-count="2" meta:paragraph-count="30" meta:word-count="216" meta:character-count="1257" meta:non-whitespace-character-count="1032"/>
  </office:meta>
</office:document-meta>
</file>